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UPI, NEFT, RTGS, and IMPS are popular money transfer methods in India. This guide explains how to use them.</text:p>
      <text:h text:style-name="P1" text:outline-level="2">Steps</text:h>
      <text:list text:style-name="L11">
        <text:list-item>
          <text:p text:style-name="P13"><text:span text:style-name="Strong_20_Emphasis">UPI</text:span>: Download UPI app (BHIM, Google Pay), link account, set PIN, send via VPA/QR.</text:p>
        </text:list-item>
        <text:list-item>
          <text:p text:style-name="P13"><text:span text:style-name="Strong_20_Emphasis">NEFT/RTGS</text:span>: Log in to net banking, add beneficiary (account, IFSC), select NEFT/RTGS, enter amount.</text:p>
        </text:list-item>
        <text:list-item>
          <text:p text:style-name="P13"><text:span text:style-name="Strong_20_Emphasis">IMPS</text:span>: Use net banking/app, add beneficiary, select IMPS, enter amount, verify with OTP.</text:p>
        </text:list-item>
        <text:list-item>
          <text:p text:style-name="P13"><text:span text:style-name="Strong_20_Emphasis">Branch</text:span>: Visit bank, fill transfer form with beneficiary details, submit with ID.</text:p>
        </text:list-item>
        <text:list-item>
          <text:p text:style-name="P13"><text:span text:style-name="Strong_20_Emphasis">Verify</text:span>: Check transaction status via app or SMS.</text:p>
        </text:list-item>
      </text:list>
      <text:h text:style-name="P1" text:outline-level="2">Notes</text:h>
      <text:list text:style-name="L12">
        <text:list-item>
          <text:p text:style-name="P14">UPI is instant; NEFT in batches; RTGS for ₹2 lakh+; IMPS 24/7.</text:p>
        </text:list-item>
        <text:list-item>
          <text:p text:style-name="P14">Beneficiary addition takes 30 min–24 hours.</text:p>
        </text:list-item>
        <text:list-item>
          <text:p text:style-name="P14">Charges vary by bank.</text:p>
        </text:list-item>
      </text:list>
      <text:h text:style-name="P1" text:outline-level="2">Key Terms</text:h>
      <text:p text:style-name="P2">UPI, NEFT, RTGS, IMPS, money transfer, beneficiary, net banking, VPA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7T23:56:42.317653749</dc:date>
    <meta:editing-duration>PT3M29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126" meta:character-count="739" meta:non-whitespace-character-count="636"/>
  </office:meta>
</office:document-meta>
</file>